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4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3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4"/>
          <table:table-cell office:value-type="float" office:value="-1800" calcext:value-type="float">
            <text:p>-1800</text:p>
          </table:table-cell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6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2041.65942028985" calcext:value-type="float">
            <text:p>2041.6594202899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904.521739130435" calcext:value-type="float">
            <text:p>904.5217391304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6"/>
          <table:table-cell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7908.3333333333" calcext:value-type="float">
            <text:p>57908.3333333333</text:p>
          </table:table-cell>
          <table:table-cell table:style-name="ce45"/>
          <table:table-cell table:formula="of:=SUM([.J5:.J29])" office:value-type="float" office:value="220100" calcext:value-type="float">
            <text:p>220100</text:p>
          </table:table-cell>
          <table:table-cell/>
          <table:table-cell table:style-name="ce26" table:formula="of:=SUM([.L4:.L28])" office:value-type="float" office:value="211000" calcext:value-type="float">
            <text:p>211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[.L30]-[.J30]" office:value-type="float" office:value="-9100" calcext:value-type="float">
            <text:p>-91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E60])" office:value-type="float" office:value="1902.30566534914" calcext:value-type="float">
            <text:p>1902.305665349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4974.2753623188" calcext:value-type="float">
            <text:p>54974.2753623188</text:p>
          </table:table-cell>
          <table:table-cell table:style-name="ce45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number-columns-repeated="3"/>
          <table:table-cell table:style-name="ce26"/>
          <table:table-cell table:style-name="ce26" table:formula="of:=SUM([.B63:.F63])" office:value-type="float" office:value="22300" calcext:value-type="float">
            <text:p>22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0];[.C90];[.F90])" office:value-type="float" office:value="1014.69979296066" calcext:value-type="float">
            <text:p>1014.6997929607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89:.F90])" office:value-type="float" office:value="1014.69979296066" calcext:value-type="float">
            <text:p>1014.699792960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1014.69979296066" calcext:value-type="float">
            <text:p>1014.6997929607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90:.F90])" office:value-type="float" office:value="1014.69979296066" calcext:value-type="float">
            <text:p>1014.6997929607</text:p>
          </table:table-cell>
          <table:table-cell table:style-name="ce58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 table:number-columns-repeated="4"/>
          <table:table-cell table:formula="of:=SUM([.B90];[.C90];[.F90])" office:value-type="float" office:value="1014.69979296066" calcext:value-type="float">
            <text:p>1014.6997929607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58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58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E90])" office:value-type="float" office:value="1014.69979296066" calcext:value-type="float">
            <text:p>1014.6997929607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9:.F90])" office:value-type="float" office:value="1014.69979296066" calcext:value-type="float">
            <text:p>1014.6997929607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65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table:style-name="ce6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1014.69979296066" calcext:value-type="float">
            <text:p>1014.6997929607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4" office:value-type="float" office:value="0" calcext:value-type="float">
            <text:p>0</text:p>
          </table:table-cell>
          <table:table-cell table:formula="of:=[.E63]/22" office:value-type="float" office:value="0" calcext:value-type="float">
            <text:p>0</text:p>
          </table:table-cell>
          <table:table-cell table:formula="of:=[.F63]/23" office:value-type="float" office:value="0" calcext:value-type="float">
            <text:p>0</text:p>
          </table:table-cell>
          <table:table-cell/>
          <table:table-cell table:style-name="ce26" table:formula="of:=SUM([.H64:.H89])" office:value-type="float" office:value="24352.7950310559" calcext:value-type="float">
            <text:p>24352.7950310559</text:p>
          </table:table-cell>
          <table:table-cell table:style-name="ce4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4:02:54.117810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21T14:03:07.302251036</dc:date>
    <meta:editing-duration>P13DT4H42M36S</meta:editing-duration>
    <meta:editing-cycles>3670</meta:editing-cycles>
    <meta:generator>LibreOffice/4.2.8.2$Linux_X86_64 LibreOffice_project/420m0$Build-2</meta:generator>
    <meta:document-statistic meta:table-count="23" meta:cell-count="11005" meta:object-count="0"/>
  </office:meta>
</office:document-meta>
</file>